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text-properties loext:padding="0cm" loext:border="non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T1" style:family="text">
      <style:text-properties fo:font-size="1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ttps://www.postgresqltutorial.com/postgresql-administration/postgresql-role-membership/</text:h>
      <text:h text:style-name="Heading_20_1" text:outline-level="1">PostgreSQL Role Membership</text:h>
      <text:p text:style-name="Text_20_body"><text:span text:style-name="Strong_20_Emphasis">Summary</text:span>: in this tutorial, you will learn about PostgreSQL group roles and how to use them to manage privileges more effectively.</text:p>
      <text:h text:style-name="Heading_20_3" text:outline-level="3">Introduction to PostgreSQL group roles</text:h>
      <text:p text:style-name="Text_20_body">It is easier to manage roles as a group so that you can grant or revoke privileges from a group as a whole instead of doing it on an individual role.</text:p>
      <text:p text:style-name="Text_20_body">Typically, you create a role that represents a group and then grants membership in the group role to individual roles.</text:p>
      <text:p text:style-name="Text_20_body">By convention, a group role does not have the <text:span text:style-name="Source_20_Text">LOGIN</text:span> privilege. It means that you will not be able to use the group role to log in to PostgreSQL.</text:p>
      <text:p text:style-name="Text_20_body">To create a group role, you use the <text:a xlink:type="simple" xlink:href="https://www.postgresqltutorial.com/postgresql-roles/" text:style-name="Internet_20_link" text:visited-style-name="Visited_20_Internet_20_Link"><text:span text:style-name="Source_20_Text">CREATE ROLE</text:span></text:a> statement as follows:</text:p>
      <text:p text:style-name="P1"><text:span text:style-name="Source_20_Text">CREATE ROLE group_role_name;</text:span><text:bookmark text:name="shcb-language-1"/><text:span text:style-name="T1">Code language: PostgreSQL SQL dialect and PL/pgSQL (pgsql)</text:span></text:p>
      <text:p text:style-name="Text_20_body">For example, the following statement creates a group role <text:span text:style-name="Source_20_Text">sales</text:span>:</text:p>
      <text:p text:style-name="P1"><text:span text:style-name="Source_20_Text">CREATE ROLE sales;</text:span><text:bookmark text:name="shcb-language-2"/><text:span text:style-name="T1">Code language: PostgreSQL SQL dialect and PL/pgSQL (pgsql)</text:span></text:p>
      <text:p text:style-name="Text_20_body">When you use the <text:span text:style-name="Source_20_Text">\du</text:span> command in the <text:span text:style-name="Source_20_Text">psql</text:span> tool, you will see that the group roles are listed together with user roles:</text:p>
      <text:p text:style-name="Preformatted_20_Text"><text:span text:style-name="Source_20_Text"><text:s text:c="35"/>List of roles</text:span></text:p>
      <text:p text:style-name="Preformatted_20_Text"><text:span text:style-name="Source_20_Text"><text:s/>Role name | <text:s text:c="24"/>Attributes <text:s text:c="24"/>| Member of</text:span></text:p>
      <text:p text:style-name="Preformatted_20_Text"><text:span text:style-name="Source_20_Text">-----------+------------------------------------------------------------+-----------</text:span></text:p>
      <text:p text:style-name="Preformatted_20_Text"><text:span text:style-name="Source_20_Text"><text:s/>alice <text:s text:c="4"/>| <text:s text:c="59"/>| {}</text:span></text:p>
      <text:p text:style-name="Preformatted_20_Text"><text:span text:style-name="Source_20_Text"><text:s/>api <text:s text:c="6"/>| 1000 connections <text:s text:c="42"/>| {}</text:span></text:p>
      <text:p text:style-name="Preformatted_20_Text"><text:span text:style-name="Source_20_Text"><text:s/>bob <text:s text:c="6"/>| Cannot login <text:s text:c="46"/>| {}</text:span></text:p>
      <text:p text:style-name="Preformatted_20_Text"><text:span text:style-name="Source_20_Text"><text:s/>dba <text:s text:c="6"/>| Create DB <text:s text:c="49"/>| {}</text:span></text:p>
      <text:p text:style-name="Preformatted_20_Text"><text:span text:style-name="Source_20_Text"><text:s/>john <text:s text:c="5"/>| Superuser <text:s text:c="49"/>| {}</text:span></text:p>
      <text:p text:style-name="Preformatted_20_Text"><text:span text:style-name="Source_20_Text"><text:s/>postgres <text:s/>| Superuser, Create role, Create DB, Replication, Bypass RLS | {}</text:span></text:p>
      <text:p text:style-name="P1"><text:span text:style-name="Source_20_Text"><text:s/>sales <text:s text:c="4"/>| Cannot login <text:s text:c="46"/>| {}</text:span><text:bookmark text:name="shcb-language-3"/><text:span text:style-name="T1">Code language: Shell Session (shell)</text:span></text:p>
      <text:p text:style-name="Text_20_body">To add a role to a group role, you use the following form of the <text:span text:style-name="Source_20_Text">GRANT</text:span> statement:</text:p>
      <text:p text:style-name="P1"><text:span text:style-name="Source_20_Text">GRANT group_role to user_role;</text:span><text:bookmark text:name="shcb-language-4"/><text:span text:style-name="T1">Code language: PostgreSQL SQL dialect and PL/pgSQL (pgsql)</text:span></text:p>
      <text:p text:style-name="Text_20_body">For example, the following statement adds the role <text:span text:style-name="Source_20_Text">alice</text:span> to the group role <text:span text:style-name="Source_20_Text">sales</text:span>:</text:p>
      <text:p text:style-name="P1"><text:span text:style-name="Source_20_Text">GRANT sales TO alice;</text:span><text:bookmark text:name="shcb-language-5"/><text:span text:style-name="T1">Code language: SQL (Structured Query Language) (sql)</text:span></text:p>
      <text:p text:style-name="Text_20_body"><text:soft-page-break/>If you run the <text:span text:style-name="Source_20_Text">\du</text:span> command again, you will see that <text:span text:style-name="Source_20_Text">alice</text:span> now is a member of <text:span text:style-name="Source_20_Text">sales</text:span>:</text:p>
      <text:p text:style-name="P1"><text:span text:style-name="Source_20_Text">\du</text:span><text:bookmark text:name="shcb-language-6"/><text:span text:style-name="T1">Code language: Shell Session (shell)</text:span></text:p>
      <text:p text:style-name="Preformatted_20_Text"><text:span text:style-name="Source_20_Text"><text:s text:c="33"/>List of roles</text:span></text:p>
      <text:p text:style-name="Preformatted_20_Text"><text:span text:style-name="Source_20_Text"><text:s/>Role name | <text:s text:c="24"/>Attributes <text:s text:c="24"/>| Member of</text:span></text:p>
      <text:p text:style-name="Preformatted_20_Text"><text:span text:style-name="Source_20_Text">-----------+------------------------------------------------------------+-----------</text:span></text:p>
      <text:p text:style-name="Preformatted_20_Text"><text:span text:style-name="Source_20_Text"><text:s/>alice <text:s text:c="4"/>| <text:s text:c="59"/>| {sales}</text:span></text:p>
      <text:p text:style-name="Preformatted_20_Text"><text:span text:style-name="Source_20_Text"><text:s/>api <text:s text:c="6"/>| 1000 connections <text:s text:c="42"/>| {}</text:span></text:p>
      <text:p text:style-name="Preformatted_20_Text"><text:span text:style-name="Source_20_Text"><text:s/>bob <text:s text:c="6"/>| Cannot login <text:s text:c="46"/>| {}</text:span></text:p>
      <text:p text:style-name="Preformatted_20_Text"><text:span text:style-name="Source_20_Text"><text:s/>dba <text:s text:c="6"/>| Create DB <text:s text:c="49"/>| {}</text:span></text:p>
      <text:p text:style-name="Preformatted_20_Text"><text:span text:style-name="Source_20_Text"><text:s/>john <text:s text:c="5"/>| Superuser <text:s text:c="49"/>| {}</text:span></text:p>
      <text:p text:style-name="Preformatted_20_Text"><text:span text:style-name="Source_20_Text"><text:s/>postgres <text:s/>| Superuser, Create role, Create DB, Replication, Bypass RLS | {}</text:span></text:p>
      <text:p text:style-name="P1"><text:span text:style-name="Source_20_Text"><text:s/>sales <text:s text:c="4"/>| Cannot login <text:s text:c="46"/>| {}</text:span><text:bookmark text:name="shcb-language-7"/><text:span text:style-name="T1">Code language: Shell Session (shell)</text:span></text:p>
      <text:p text:style-name="Text_20_body">To remove a user role from a group role, you use <text:span text:style-name="Source_20_Text">REVOKE</text:span> statement:</text:p>
      <text:p text:style-name="P1"><text:span text:style-name="Source_20_Text">REVOKE group_role FROM user_role;</text:span><text:bookmark text:name="shcb-language-8"/><text:span text:style-name="T1">Code language: SQL (Structured Query Language) (sql)</text:span></text:p>
      <text:p text:style-name="Text_20_body">For example, the following statement uses the <text:span text:style-name="Source_20_Text">REVOKE</text:span> statement to remove the role <text:span text:style-name="Source_20_Text">alice</text:span> from the group role <text:span text:style-name="Source_20_Text">sales</text:span>:</text:p>
      <text:p text:style-name="P1"><text:span text:style-name="Source_20_Text">REVOKE sales FROM alice;</text:span><text:bookmark text:name="shcb-language-9"/><text:span text:style-name="T1">Code language: SQL (Structured Query Language) (sql)</text:span></text:p>
      <text:p text:style-name="Text_20_body">Notice that PostgreSQL does not allow you to have circular membership loops, in which a role is the member of another role and vice versa.</text:p>
      <text:h text:style-name="Heading_20_2" text:outline-level="2">PostgreSQL Role Membership example</text:h>
      <text:p text:style-name="Text_20_body">A role can use privileges of the group role in the following ways:</text:p>
      <text:list xml:id="list2508233221" text:style-name="L1">
        <text:list-item>
          <text:p text:style-name="P4">First, a role with the <text:span text:style-name="Source_20_Text">INHERIT</text:span> attribute will automatically have privileges of the group roles of which it is the member, including any privileges inherited by that role.</text:p>
        </text:list-item>
        <text:list-item>
          <text:p text:style-name="P3">Second, a role can use the <text:span text:style-name="Source_20_Text">SET ROLE</text:span> statement to temporarily become the group role. The role will have privileges of the group role rather than its original login role. Also, the objects are created by the role are owned by the group role, not the login role.</text:p>
        </text:list-item>
      </text:list>
      <text:h text:style-name="Heading_20_3" text:outline-level="3">Step 1. Setting up a sample database and tables</text:h>
      <text:p text:style-name="Text_20_body">1) Login to the PostgreSQL using the postgres database.</text:p>
      <text:p text:style-name="Text_20_body">2) Create a new database called <text:span text:style-name="Source_20_Text">corp</text:span>:</text:p>
      <text:p text:style-name="P1"><text:span text:style-name="Source_20_Text">create database corp;</text:span></text:p>
      <text:p text:style-name="Text_20_body">3) Switch to the <text:span text:style-name="Source_20_Text">corp</text:span> database:</text:p>
      <text:p text:style-name="P1"><text:span text:style-name="Source_20_Text">\c corp</text:span></text:p>
      <text:p text:style-name="Text_20_body">4) Create the <text:span text:style-name="Source_20_Text">contacts</text:span> table:</text:p>
      <text:p text:style-name="Preformatted_20_Text"><text:span text:style-name="Source_20_Text">create table contacts(</text:span></text:p>
      <text:p text:style-name="Preformatted_20_Text"><text:soft-page-break/><text:span text:style-name="Source_20_Text"><text:s text:c="3"/>id int generated always as identity primary key,</text:span></text:p>
      <text:p text:style-name="Preformatted_20_Text"><text:span text:style-name="Source_20_Text"><text:s text:c="3"/>name varchar(255) not null,</text:span></text:p>
      <text:p text:style-name="Preformatted_20_Text"><text:span text:style-name="Source_20_Text"><text:s text:c="3"/>phone varchar(255) not null</text:span></text:p>
      <text:p text:style-name="P1"><text:span text:style-name="Source_20_Text">);</text:span><text:bookmark text:name="shcb-language-10"/><text:span text:style-name="T1">Code language: JavaScript (javascript)</text:span></text:p>
      <text:p text:style-name="Text_20_body">5) Create the <text:span text:style-name="Source_20_Text">forecasts</text:span> table:</text:p>
      <text:p text:style-name="Preformatted_20_Text"><text:span text:style-name="Source_20_Text">create table forecasts(</text:span></text:p>
      <text:p text:style-name="Preformatted_20_Text"><text:span text:style-name="Source_20_Text"><text:s text:c="4"/>year int, </text:span></text:p>
      <text:p text:style-name="Preformatted_20_Text"><text:span text:style-name="Source_20_Text"><text:s text:c="4"/>month int, </text:span></text:p>
      <text:p text:style-name="Preformatted_20_Text"><text:span text:style-name="Source_20_Text"><text:s text:c="4"/>amount numeric</text:span></text:p>
      <text:p text:style-name="P1"><text:span text:style-name="Source_20_Text">);</text:span></text:p>
      <text:h text:style-name="Heading_20_3" text:outline-level="3">Step 2. Setting roles and group roles</text:h>
      <text:p text:style-name="Text_20_body">1) Create a role <text:span text:style-name="Source_20_Text">jane</text:span> that can log in with a password and inherit all privileges of group roles of which it is a member:</text:p>
      <text:p text:style-name="P1"><text:span text:style-name="Source_20_Text">create role jane inherit login password 'securePass1';</text:span><text:bookmark text:name="shcb-language-11"/><text:span text:style-name="T1">Code language: JavaScript (javascript)</text:span></text:p>
      <text:p text:style-name="Text_20_body">2) Grant the <text:span text:style-name="Source_20_Text">select</text:span> on the <text:span text:style-name="Source_20_Text">forecasts</text:span> table to <text:span text:style-name="Source_20_Text">jane</text:span>:</text:p>
      <text:p text:style-name="P1"><text:span text:style-name="Source_20_Text">grant select on forecasts to jane;</text:span></text:p>
      <text:p text:style-name="Text_20_body">3) Use the <text:span text:style-name="Source_20_Text">\z</text:span> command to check the grant table:</text:p>
      <text:p text:style-name="P1"><text:span text:style-name="Source_20_Text">\z</text:span></text:p>
      <text:p text:style-name="Text_20_body">4) Create the <text:span text:style-name="Source_20_Text">marketing</text:span> group role:</text:p>
      <text:p text:style-name="P1"><text:span text:style-name="Source_20_Text">create role marketing noinherit;</text:span></text:p>
      <text:p text:style-name="Text_20_body">5) Create the <text:span text:style-name="Source_20_Text">planning</text:span> group role:</text:p>
      <text:p text:style-name="P1"><text:span text:style-name="Source_20_Text">create role planning noinherit;</text:span></text:p>
      <text:p text:style-name="Text_20_body">6) Grant all privileges on <text:span text:style-name="Source_20_Text">contacts</text:span> table to <text:span text:style-name="Source_20_Text">marketing</text:span>:</text:p>
      <text:p text:style-name="P1"><text:span text:style-name="Source_20_Text">grant all on contacts to marketing;</text:span><text:bookmark text:name="shcb-language-12"/><text:span text:style-name="T1">Code language: SQL (Structured Query Language) (sql)</text:span></text:p>
      <text:p text:style-name="Text_20_body">7) Grant all privileges on <text:span text:style-name="Source_20_Text">forecasts</text:span> table to <text:span text:style-name="Source_20_Text">planning</text:span>:</text:p>
      <text:p text:style-name="P1"><text:span text:style-name="Source_20_Text">grant all on forecasts to planning;</text:span></text:p>
      <text:p text:style-name="Text_20_body">8) Add <text:span text:style-name="Source_20_Text">jane</text:span> as a member of <text:span text:style-name="Source_20_Text">marketing</text:span>:</text:p>
      <text:p text:style-name="P1"><text:span text:style-name="Source_20_Text"><text:s/>grant marketing to jane;</text:span></text:p>
      <text:p text:style-name="Text_20_body">9) Add <text:span text:style-name="Source_20_Text">planning</text:span> as a member of <text:span text:style-name="Source_20_Text">marketing</text:span>:</text:p>
      <text:p text:style-name="P1"><text:span text:style-name="Source_20_Text">grant marketing to planning;</text:span></text:p>
      <text:h text:style-name="Heading_20_3" text:outline-level="3">Step 3. Using the roles</text:h>
      <text:p text:style-name="Text_20_body">1) If you connect to PostgreSQL using the role <text:span text:style-name="Source_20_Text">jane</text:span> , you will have privileges directly granted to <text:span text:style-name="Source_20_Text">jane</text:span> plus any privileges granted to <text:span text:style-name="Source_20_Text">marketing</text:span> because <text:span text:style-name="Source_20_Text">jane</text:span> inherits marketing’s privileges:</text:p>
      <text:p text:style-name="P1"><text:soft-page-break/><text:span text:style-name="Source_20_Text">psql -U jane -d corp</text:span></text:p>
      <text:p text:style-name="Text_20_body">2) It’ll prompt you for the jane’s password.</text:p>
      <text:p text:style-name="Text_20_body">3) The role <text:span text:style-name="Source_20_Text">jane</text:span> can select data from the <text:span text:style-name="Source_20_Text">forecasts</text:span> table:</text:p>
      <text:p text:style-name="P1"><text:span text:style-name="Source_20_Text">dcorp=&gt; select * from forecasts;</text:span><text:bookmark text:name="shcb-language-13"/><text:span text:style-name="T1">Code language: JavaScript (javascript)</text:span></text:p>
      <text:p text:style-name="Text_20_body">4) And insert a row into the <text:span text:style-name="Source_20_Text">contacts</text:span> table:</text:p>
      <text:p text:style-name="P1"><text:span text:style-name="Source_20_Text">corp=&gt; insert into contacts(name, phone) values('Jone Doe','408-102-3459');</text:span><text:bookmark text:name="shcb-language-14"/><text:span text:style-name="T1">Code language: PHP (php)</text:span></text:p>
      <text:p text:style-name="Text_20_body">5) However, <text:span text:style-name="Source_20_Text">jane</text:span> cannot insert a row into the <text:span text:style-name="Source_20_Text">forecasts</text:span> table:</text:p>
      <text:p text:style-name="Preformatted_20_Text"><text:span text:style-name="Source_20_Text">corp=&gt; insert into forecasts(year, month, amount) values(2020,1,1000);</text:span></text:p>
      <text:p text:style-name="P1"><text:span text:style-name="Source_20_Text">ERROR: <text:s/>permission denied for table forecasts</text:span><text:bookmark text:name="shcb-language-15"/><text:span text:style-name="T1">Code language: PHP (php)</text:span></text:p>
      <text:p text:style-name="Text_20_body">6) After executing the following <text:span text:style-name="Source_20_Text">SET ROLE</text:span> statement:</text:p>
      <text:p text:style-name="P1"><text:span text:style-name="Source_20_Text">corp=&gt; set role planning;</text:span><text:bookmark text:name="shcb-language-16"/><text:span text:style-name="T1">Code language: SQL (Structured Query Language) (sql)</text:span></text:p>
      <text:p text:style-name="Text_20_body">7) The role <text:span text:style-name="Source_20_Text">jane</text:span> will have privileges granted to <text:span text:style-name="Source_20_Text">planning</text:span>, not the ones that granted directly to <text:span text:style-name="Source_20_Text">jane</text:span> or indirectly to <text:span text:style-name="Source_20_Text">marketing</text:span>.</text:p>
      <text:p text:style-name="Text_20_body">8) Now, <text:span text:style-name="Source_20_Text">jane</text:span> can insert a row into the <text:span text:style-name="Source_20_Text">forecasts</text:span> table:</text:p>
      <text:p text:style-name="P1"><text:span text:style-name="Source_20_Text">corp=&gt; insert into forecasts(year, month, amount) values(2020,1,1000);</text:span><text:bookmark text:name="shcb-language-17"/><text:span text:style-name="T1">Code language: PHP (php)</text:span></text:p>
      <text:p text:style-name="Text_20_body">9) If <text:span text:style-name="Source_20_Text">jane</text:span> attempts to select data from the <text:span text:style-name="Source_20_Text">contacts</text:span> table, it will fail because the role <text:span text:style-name="Source_20_Text">planning</text:span> has no privilege on the <text:span text:style-name="Source_20_Text">contacts</text:span> table:</text:p>
      <text:p text:style-name="Preformatted_20_Text"><text:span text:style-name="Source_20_Text">corp=&gt; select * from contacts;</text:span></text:p>
      <text:p text:style-name="P1"><text:span text:style-name="Source_20_Text">ERROR: <text:s/>permission denied for table contacts</text:span><text:bookmark text:name="shcb-language-18"/><text:span text:style-name="T1">Code language: JavaScript (javascript)</text:span></text:p>
      <text:p text:style-name="Text_20_body">To restore the original privileges of <text:span text:style-name="Source_20_Text">jane</text:span>, you use the <text:span text:style-name="Source_20_Text">RESET ROLE</text:span> statement:</text:p>
      <text:p text:style-name="P1"><text:span text:style-name="Source_20_Text">RESET ROLE;</text:span><text:bookmark text:name="shcb-language-19"/><text:span text:style-name="T1">Code language: SQL (Structured Query Language) (sql)</text:span></text:p>
      <text:h text:style-name="Heading_20_2" text:outline-level="2">Summary</text:h>
      <text:list xml:id="list2222460929" text:style-name="L2">
        <text:list-item>
          <text:p text:style-name="P6">Manage privileges on group roles instead of individual roles.</text:p>
        </text:list-item>
        <text:list-item>
          <text:p text:style-name="P5">Roles with <text:span text:style-name="Source_20_Text">INHERIT</text:span> attribute takes all privileges of the group roles of which they are the members.</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09:19:08.696364913</meta:creation-date>
    <dc:date>2023-04-18T09:20:20.669107747</dc:date>
    <meta:editing-duration>PT1M12S</meta:editing-duration>
    <meta:editing-cycles>1</meta:editing-cycles>
    <meta:document-statistic meta:table-count="0" meta:image-count="0" meta:object-count="0" meta:page-count="4" meta:paragraph-count="108" meta:word-count="1038" meta:character-count="7223" meta:non-whitespace-character-count="5449"/>
    <meta:generator>LibreOffice/7.3.7.2$Linux_X86_64 LibreOffice_project/30$Build-2</meta:generator>
  </office:meta>
</office:document-meta>
</file>